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draw="urn:oasis:names:tc:opendocument:xmlns:drawing:1.0" xmlns:presentation="urn:oasis:names:tc:opendocument:xmlns:presentation:1.0">
  <office:body>
    <office:presentation>
      <draw:page draw:name="Slide 1">
        <draw:frame>
          <draw:text-box>
            <text:h text:outline-level="1">DocParse Presentation</text:h>
          </draw:text-box>
        </draw:frame>
        <draw:frame>
          <draw:text-box>
            <text:p>Universal document parsing in AILANG</text:p>
          </draw:text-box>
        </draw:frame>
      </draw:page>
      <draw:page draw:name="Slide 2">
        <draw:frame>
          <draw:text-box>
            <text:h text:outline-level="2">Supported Formats</text:h>
          </draw:text-box>
        </draw:frame>
        <draw:frame>
          <draw:text-box>
            <text:list>
              <text:list-item>
                <text:p>ODT — OpenDocument Text</text:p>
              </text:list-item>
              <text:list-item>
                <text:p>ODP — OpenDocument Presentation</text:p>
              </text:list-item>
              <text:list-item>
                <text:p>ODS — OpenDocument Spreadsheet</text:p>
              </text:list-item>
            </text:list>
          </draw:text-box>
        </draw:frame>
      </draw:page>
    </office:presentation>
  </office:body>
</office:document-content>
</file>

<file path=meta.xml><?xml version="1.0" encoding="utf-8"?>
<office:document-meta xmlns:office="urn:oasis:names:tc:opendocument:xmlns:office:1.0" xmlns:dc="http://purl.org/dc/elements/1.1/">
  <office:meta>
    <dc:title>DocParse ODP Test</dc:title>
    <dc:creator>AILANG Team</dc:creator>
    <dc:date>2024-06-15</dc:date>
  </office:meta>
</office:document-meta>
</file>